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2.2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76cm" fo:min-width="1.376cm" loext:decorative="false"/>
      <style:paragraph-properties style:writing-mode="lr-tb"/>
    </style:style>
    <style:style style:name="gr3" style:family="graphic" style:parent-style-name="standard">
      <style:graphic-properties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3.5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cm" fo:min-width="3.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1.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2.75cm" svg:height="1.25cm" svg:x="8.75cm" svg:y="1.75cm">
          <text:p text:style-name="P1">TEMA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75cm" svg:height="2.25cm" svg:x="2.75cm" svg:y="3.5cm">
          <text:p text:style-name="P1">CONS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4.625cm" svg:y1="3.5cm" svg:x2="8.75cm" svg:y2="2.375cm" draw:start-shape="id1" draw:start-glue-point="4" draw:end-shape="id2" draw:end-glue-point="3" svg:d="M4625 3500v-1125h4125" svg:viewBox="0 0 4126 1126">
          <text:p/>
        </draw:connector>
        <draw:connector draw:style-name="gr3" draw:text-style-name="P1" draw:layer="layout" svg:x1="4.625cm" svg:y1="5.75cm" svg:x2="10.125cm" svg:y2="3cm" draw:start-shape="id1" draw:start-glue-point="6" draw:end-shape="id2" draw:end-glue-point="2" svg:d="M4625 5750v502h5500v-3252" svg:viewBox="0 0 5501 3253">
          <text:p/>
        </draw:connector>
        <draw:frame draw:style-name="gr4" draw:text-style-name="P2" draw:layer="layout" svg:width="1.5cm" svg:height="0.75cm" svg:x="6.25cm" svg:y="2.75cm">
          <draw:text-box>
            <text:p>(0:N)</text:p>
          </draw:text-box>
        </draw:frame>
        <draw:frame draw:style-name="gr4" draw:text-style-name="P4" draw:layer="layout" svg:width="1.75cm" svg:height="0.75cm" svg:x="6.75cm" svg:y="4.25cm">
          <draw:text-box>
            <text:p text:style-name="P3"><text:span text:style-name="T1">N:N</text:span></text:p>
          </draw:text-box>
        </draw:frame>
        <draw:frame draw:style-name="gr4" draw:text-style-name="P2" draw:layer="layout" svg:width="2.25cm" svg:height="0.887cm" svg:x="6.5cm" svg:y="5.75cm">
          <draw:text-box>
            <text:p>CONSTA</text:p>
            <text:p>(0:N)</text:p>
          </draw:text-box>
        </draw:frame>
        <draw:frame draw:style-name="gr5" draw:text-style-name="P2" draw:layer="layout" svg:width="1.5cm" svg:height="1.205cm" svg:x="3.25cm" svg:y="2cm">
          <draw:text-box>
            <text:p>Forma parte de </text:p>
          </draw:text-box>
        </draw:frame>
        <draw:frame draw:style-name="gr6" draw:text-style-name="P2" draw:layer="layout" svg:width="7.75cm" svg:height="3.75cm" svg:x="11cm" svg:y="3.75cm">
          <draw:text-box>
            <text:p>Tema(<text:span text:style-name="T1">IdTema</text:span>, titulo)</text:p>
            <text:p>Tema-Consta(<text:span text:style-name="T1">IdTema</text:span>, <text:span text:style-name="T1">IdTema-consta</text:span>)</text:p>
          </draw:text-box>
        </draw:frame>
        <draw:custom-shape draw:style-name="gr7" draw:text-style-name="P1" xml:id="id4" draw:id="id4" draw:layer="layout" svg:width="4cm" svg:height="1.25cm" svg:x="1.25cm" svg:y="10.25cm">
          <text:p text:style-name="P1">EMPLEADO</text:p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4.5cm" svg:height="2cm" svg:x="3.5cm" svg:y="14.75cm">
          <text:p text:style-name="P1">SUPERVIS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2" draw:layer="layout" svg:width="2.75cm" svg:height="1.25cm" svg:x="4.75cm" svg:y="17cm">
          <draw:text-box>
            <text:p>1:N</text:p>
          </draw:text-box>
        </draw:frame>
        <draw:frame draw:style-name="gr10" draw:text-style-name="P2" draw:layer="layout" svg:width="9.5cm" svg:height="2.75cm" svg:x="11.5cm" svg:y="10.75cm">
          <draw:text-box>
            <text:p>Empleado<text:span text:style-name="T1">(NIF</text:span><text:span text:style-name="T2">, nombre,ape1,ape2,</text:span><text:span text:style-name="T1">IdSuperior)</text:span></text:p>
          </draw:text-box>
        </draw:frame>
        <draw:connector draw:style-name="gr3" draw:text-style-name="P1" draw:layer="layout" svg:x1="3.5cm" svg:y1="15.75cm" svg:x2="3.25cm" svg:y2="11.5cm" draw:start-shape="id3" draw:start-glue-point="5" draw:end-shape="id4" draw:end-glue-point="2" svg:d="M3500 15750h-501v-2625h251v-1625" svg:viewBox="0 0 502 4251">
          <text:p/>
        </draw:connector>
        <draw:connector draw:style-name="gr3" draw:text-style-name="P1" draw:layer="layout" svg:x1="8cm" svg:y1="15.75cm" svg:x2="5.25cm" svg:y2="10.875cm" draw:start-shape="id3" draw:start-glue-point="7" draw:end-shape="id4" draw:end-glue-point="1" svg:d="M8000 15750h502v-4875h-3252" svg:viewBox="0 0 3253 4876">
          <text:p/>
        </draw:connector>
        <draw:frame draw:style-name="gr5" draw:text-style-name="P2" draw:layer="layout" svg:width="1.25cm" svg:height="1cm" svg:x="7.75cm" svg:y="14.5cm">
          <draw:text-box>
            <text:p>(0:N)</text:p>
          </draw:text-box>
        </draw:frame>
        <draw:frame draw:style-name="gr9" draw:text-style-name="P2" draw:layer="layout" svg:width="1.5cm" svg:height="1.25cm" svg:x="1.5cm" svg:y="13.5cm">
          <draw:text-box>
            <text:p>(0:1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5T09:21:28.368000000</meta:creation-date>
    <dc:date>2024-10-25T09:27:50.625000000</dc:date>
    <meta:editing-duration>PT51S</meta:editing-duration>
    <meta:editing-cycles>1</meta:editing-cycles>
    <meta:document-statistic meta:object-count="17"/>
    <meta:generator>LibreOffice/24.8.0.3$Windows_X86_64 LibreOffice_project/0bdf1299c94fe897b119f97f3c613e9dca6be583</meta:generator>
  </office:meta>
</office:document-meta>
</file>